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045D1D875D64E106BBE.png" manifest:media-type="image/png"/>
  <manifest:file-entry manifest:full-path="Pictures/10000000000002330000002488DBE495F48F1F26.png" manifest:media-type="image/png"/>
  <manifest:file-entry manifest:full-path="Pictures/100000000000023100000025437C8287E4613618.png" manifest:media-type="image/png"/>
  <manifest:file-entry manifest:full-path="Pictures/100000000000023000000025D89644284C1D02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text-underline-style="solid" style:text-underline-width="auto" style:text-underline-color="font-color" fo:font-weight="bold" officeooo:rsid="000c1110" officeooo:paragraph-rsid="000c1110" style:font-size-asian="14pt" style:font-weight-asian="bold" style:font-size-complex="16pt" style:font-weight-complex="bold"/>
    </style:style>
    <style:style style:name="P2" style:family="paragraph" style:parent-style-name="Standard">
      <style:text-properties style:font-name="Arial" fo:font-size="14pt" style:text-underline-style="none" fo:font-weight="bold" officeooo:rsid="000c1110" officeooo:paragraph-rsid="000c1110" style:font-size-asian="12.25pt" style:font-weight-asian="bold" style:font-size-complex="14pt" style:font-weight-complex="bold"/>
    </style:style>
    <style:style style:name="P3" style:family="paragraph" style:parent-style-name="Standard">
      <style:text-properties style:font-name="Arial" fo:font-size="14pt" style:text-underline-style="none" fo:font-weight="bold" officeooo:rsid="0013c865" officeooo:paragraph-rsid="0013c865" style:font-size-asian="12.25pt" style:font-weight-asian="bold" style:font-size-complex="14pt" style:font-weight-complex="bold"/>
    </style:style>
    <style:style style:name="P4" style:family="paragraph" style:parent-style-name="Standard">
      <style:text-properties style:font-name="Arial" fo:font-size="12pt" style:text-underline-style="none" fo:font-weight="normal" officeooo:rsid="000c1110" officeooo:paragraph-rsid="000c1110" style:font-size-asian="10.5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0e6635" officeooo:paragraph-rsid="000e6635" style:font-size-asian="10.5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117bf1" officeooo:paragraph-rsid="00117bf1" style:font-size-asian="10.5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12bd49" officeooo:paragraph-rsid="0012bd49" style:font-size-asian="10.5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130678" officeooo:paragraph-rsid="00130678"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135ace" officeooo:paragraph-rsid="00135ace"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13c865" officeooo:paragraph-rsid="0013c865" style:font-size-asian="10.5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150688" officeooo:paragraph-rsid="00150688" style:font-size-asian="10.5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153183" officeooo:paragraph-rsid="00153183" style:font-size-asian="10.5pt" style:font-weight-asian="normal" style:font-size-complex="12pt" style:font-weight-complex="normal"/>
    </style:style>
    <style:style style:name="P13" style:family="paragraph" style:parent-style-name="Standard">
      <style:text-properties style:font-name="Arial" fo:font-size="12pt" style:text-underline-style="none" fo:font-weight="bold" officeooo:rsid="000e6635" officeooo:paragraph-rsid="000fc45a" style:font-size-asian="10.5pt" style:font-weight-asian="bold" style:font-size-complex="12pt" style:font-weight-complex="bold"/>
    </style:style>
    <style:style style:name="P14" style:family="paragraph" style:parent-style-name="Standard">
      <style:text-properties style:font-name="Arial" fo:font-size="12pt" style:text-underline-style="none" fo:font-weight="bold" officeooo:rsid="000fc45a" officeooo:paragraph-rsid="000fc45a" style:font-size-asian="10.5pt" style:font-weight-asian="bold" style:font-size-complex="12pt" style:font-weight-complex="bold"/>
    </style:style>
    <style:style style:name="P15" style:family="paragraph" style:parent-style-name="Standard">
      <style:text-properties style:font-name="Arial" fo:font-size="12pt" style:text-underline-style="none" fo:font-weight="bold" officeooo:rsid="0010b5be" officeooo:paragraph-rsid="0010b5be" style:font-size-asian="10.5pt" style:font-weight-asian="bold" style:font-size-complex="12pt" style:font-weight-complex="bold"/>
    </style:style>
    <style:style style:name="P16" style:family="paragraph" style:parent-style-name="Standard">
      <style:text-properties style:font-name="Arial" fo:font-size="12pt" style:text-underline-style="none" fo:font-weight="bold" officeooo:rsid="00135ace" officeooo:paragraph-rsid="00135ace" style:font-size-asian="10.5pt" style:font-weight-asian="bold" style:font-size-complex="12pt" style:font-weight-complex="bold"/>
    </style:style>
    <style:style style:name="P17" style:family="paragraph" style:parent-style-name="Standard">
      <style:text-properties style:font-name="Arial" fo:font-size="12pt" style:text-underline-style="none" fo:font-weight="bold" officeooo:rsid="00150688" officeooo:paragraph-rsid="00150688" style:font-size-asian="10.5pt" style:font-weight-asian="bold" style:font-size-complex="12pt" style:font-weight-complex="bold"/>
    </style:style>
    <style:style style:name="T1" style:family="text">
      <style:text-properties officeooo:rsid="000f466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C 452 – Assignment 1</text:p>
      <text:p text:style-name="P1"/>
      <text:p text:style-name="P2">Part 1</text:p>
      <text:p text:style-name="P2"/>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setosa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ersicolor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Iris-versicolor <text:tab/>Iris-virginica </text:p>
      <text:p text:style-name="P4"/>
      <text:p text:style-name="P5">I created 3 different perceptrons, since each perceptron can only do 2 classifications. I used the one vs all approach. Perceptron 1 takes [‘Iris-virginica’, (‘Iris-versicolor’ + ‘Iris-setosa’)]. The second [‘Iris-versicolor’, (‘Iris-virginica’ + ‘Iris-setosa’)] and the third [‘Iris-setosa’, (‘Iris-versicolor’ + ‘Iris-virginica’)]. Each perceptron was able to predict somewhat well, however, when doing one vs all, we must take only the predictions from the perceptron with the largest positive distance. The more positive the distance the more sure the perceptron is of its classification. Unfortunately the first perceptron was the most positive and ended up prediction ‘Iris-versicolor’ for the entire test data.</text:p>
      <text:p text:style-name="P5"/>
      <text:p text:style-name="P12">What is weird is that on their own, the perceptron’s have over 90% accuracy, but when doing the one vs all approach, it drops significantly</text:p>
      <text:p text:style-name="P4"/>
      <text:p text:style-name="P13"/>
      <text:p text:style-name="P13"><text:soft-page-break/></text:p>
      <text:p text:style-name="P13"/>
      <text:p text:style-name="P13"/>
      <text:p text:style-name="P13">Initial Weight/<text:span text:style-name="T1">Final Weight</text:span> </text:p>
      <text:p text:style-name="P13"><draw:frame draw:style-name="fr1" draw:name="Image1" text:anchor-type="paragraph" svg:x="3.265cm" svg:y="0.254cm" svg:width="14.817cm" svg:height="0.979cm" draw:z-index="0"><draw:image xlink:href="Pictures/100000000000023000000025D89644284C1D021F.png" xlink:type="simple" xlink:show="embed" xlink:actuate="onLoad"/></draw:frame></text:p>
      <text:p text:style-name="P13"><text:span text:style-name="T1">(perceptron 1)</text:span>: <text:s/></text:p>
      <text:p text:style-name="P13"/>
      <text:p text:style-name="P13"><draw:frame draw:style-name="fr1" draw:name="Image2" text:anchor-type="paragraph" svg:x="3.332cm" svg:y="0.275cm" svg:width="14.843cm" svg:height="0.979cm" draw:z-index="1"><draw:image xlink:href="Pictures/100000000000023100000025437C8287E4613618.png" xlink:type="simple" xlink:show="embed" xlink:actuate="onLoad"/></draw:frame></text:p>
      <text:p text:style-name="P14">(perceptron 2): </text:p>
      <text:p text:style-name="P14"/>
      <text:p text:style-name="P14"><draw:frame draw:style-name="fr1" draw:name="Image3" text:anchor-type="paragraph" svg:x="3.332cm" svg:y="0.302cm" svg:width="14.896cm" svg:height="0.953cm" draw:z-index="2"><draw:image xlink:href="Pictures/10000000000002330000002488DBE495F48F1F26.png" xlink:type="simple" xlink:show="embed" xlink:actuate="onLoad"/></draw:frame></text:p>
      <text:p text:style-name="P14">(perceptron 3): <text:s/></text:p>
      <text:p text:style-name="P14"/>
      <text:p text:style-name="P14"/>
      <text:p text:style-name="P14"/>
      <text:p text:style-name="P14"/>
      <text:p text:style-name="P15">Errors:</text:p>
      <text:p text:style-name="P15"/>
      <text:p text:style-name="P15"><draw:frame draw:style-name="fr2" draw:name="Image4" text:anchor-type="paragraph" svg:width="17.59cm" svg:height="1.431cm" draw:z-index="3"><draw:image xlink:href="Pictures/100000000000035000000045D1D875D64E106BBE.png" xlink:type="simple" xlink:show="embed" xlink:actuate="onLoad"/></draw:frame></text:p>
      <text:p text:style-name="P6">Here we are calculating the distance between expected – result. We had to convert the labels into 0, 1 for each perceptron.</text:p>
      <text:p text:style-name="P6"/>
      <text:p text:style-name="P7">The sum squared error was <text:span text:style-name="T2">121</text:span>.</text:p>
      <text:p text:style-name="P7"/>
      <text:p text:style-name="P7"/>
      <text:p text:style-name="P8">There was no time to calculate the entire precision and recall for every type of flower, but I was able to show how many were classified correctly or incorrectly.</text:p>
      <text:p text:style-name="P8"/>
      <text:p text:style-name="P16">Correct = 10</text:p>
      <text:p text:style-name="P16">Incorrect = 20</text:p>
      <text:p text:style-name="P16"/>
      <text:p text:style-name="P9">Clearly not very accurate since only 1/3 could be predicted.</text:p>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Part 2</text:p>
      <text:p text:style-name="P3"/>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setosa <text:tab/><text:tab/>Iris-setosa </text:p>
      <text:p text:style-name="P10">Iris-versicolor <text:tab/>Iris-versicolor </text:p>
      <text:p text:style-name="P10">Iris-versicolor <text:tab/>Iris-versicolor </text:p>
      <text:p text:style-name="P10">Iris-versicolor <text:tab/>Iris-versicolor </text:p>
      <text:p text:style-name="P10">Iris-versicolor <text:tab/>Iris-versicolor </text:p>
      <text:p text:style-name="P10">Iris-setosa <text:tab/><text:tab/>Iris-versicolor </text:p>
      <text:p text:style-name="P10">Iris-versicolor <text:tab/>Iris-versicolor </text:p>
      <text:p text:style-name="P10">Iris-virginica <text:tab/><text:tab/>Iris-versicolor </text:p>
      <text:p text:style-name="P10">Iris-versicolor <text:tab/>Iris-versicolor </text:p>
      <text:p text:style-name="P10">Iris-versicolor <text:tab/>Iris-versicolor </text:p>
      <text:p text:style-name="P10">Iris-versicolor <text:tab/>Iris-versicolor </text:p>
      <text:p text:style-name="P10">Iris-virginica <text:tab/><text:tab/>Iris-virginica </text:p>
      <text:p text:style-name="P10">Iris-virginica <text:tab/><text:tab/>Iris-virginica </text:p>
      <text:p text:style-name="P10">Iris-versicolor <text:tab/>Iris-virginica </text:p>
      <text:p text:style-name="P10">Iris-virginica <text:tab/><text:tab/>Iris-virginica </text:p>
      <text:p text:style-name="P10">Iris-virginica <text:tab/><text:tab/>Iris-virginica </text:p>
      <text:p text:style-name="P10">Iris-virginica <text:tab/><text:tab/>Iris-virginica </text:p>
      <text:p text:style-name="P10">Iris-versicolor <text:tab/>Iris-virginica </text:p>
      <text:p text:style-name="P10">Iris-virginica <text:tab/><text:tab/>Iris-virginica </text:p>
      <text:p text:style-name="P10">Iris-virginica <text:tab/><text:tab/>Iris-virginica </text:p>
      <text:p text:style-name="P10">Iris-virginica <text:tab/><text:tab/>Iris-virginica </text:p>
      <text:p text:style-name="P10"/>
      <text:p text:style-name="P10"/>
      <text:p text:style-name="P17">Correct = 26</text:p>
      <text:p text:style-name="P17">Incorrect = 4</text:p>
      <text:p text:style-name="P17"/>
      <text:p text:style-name="P11">The accuracy rate is clearly much better for this one. It has an 86% accuracy.</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21:23:38.419913854</meta:creation-date>
    <dc:date>2018-01-30T23:08:06.412003855</dc:date>
    <meta:editing-duration>PT1H34M13S</meta:editing-duration>
    <meta:editing-cycles>12</meta:editing-cycles>
    <meta:generator>LibreOffice/5.1.6.2$Linux_X86_64 LibreOffice_project/10m0$Build-2</meta:generator>
    <meta:document-statistic meta:table-count="0" meta:image-count="4" meta:object-count="0" meta:page-count="3" meta:paragraph-count="79" meta:word-count="356" meta:character-count="3327" meta:non-whitespace-character-count="2902"/>
  </office:meta>
</office:document-meta>
</file>